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b4d4f" officeooo:paragraph-rsid="000b4d4f" style:font-size-asian="10pt" style:font-size-complex="10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a3588" officeooo:paragraph-rsid="000a358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a3588" officeooo:paragraph-rsid="000a3588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0c70cf"/>
    </style:style>
    <style:style style:name="T4" style:family="text">
      <style:text-properties officeooo:rsid="000d25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4">1.3</text:span></text:p>
      <text:p text:style-name="P1"/>
      <text:p text:style-name="P1">Nom : <text:span text:style-name="T2">Modifier ses informations personnelles</text:span></text:p>
      <text:p text:style-name="P1"/>
      <text:p text:style-name="P1">Acteur(s) : <text:span text:style-name="T2">Utilisateur</text:span></text:p>
      <text:p text:style-name="P1"/>
      <text:p text:style-name="P1">Description : <text:span text:style-name="T2">L’utilisateur doit pouvoir modifier ses informations personnelles</text:span></text:p>
      <text:p text:style-name="P1"/>
      <text:p text:style-name="P1">Auteur : <text:span text:style-name="T3">Damien Ramelet</text:span></text:p>
      <text:p text:style-name="P1"/>
      <text:p text:style-name="P1">Date : <text:span text:style-name="T3">31/05/2020</text:span></text:p>
      <text:p text:style-name="P1"/>
      <text:p text:style-name="P1">Pré-conditions : <text:span text:style-name="T2">L’utilisateur doit être inscrit</text:span></text:p>
      <text:p text:style-name="P1"/>
      <text:p text:style-name="P1">Démarrage : <text:span text:style-name="T2">L’utilisateur s’authentifie et demande la page « Espace personnel »</text:span></text:p>
      <text:p text:style-name="P1"/>
      <text:p text:style-name="P2">Scénario nominal :</text:p>
      <text:list xml:id="list3974314497" text:style-name="L1">
        <text:list-item>
          <text:p text:style-name="P7">Le système affiche les données personnelles associée à l’utilisateur</text:p>
        </text:list-item>
        <text:list-item>
          <text:p text:style-name="P7">L’utilisateur change les données qu’il souhaite (adresse mail, mot de passe, mode de paiement, adresse physique par exemple)</text:p>
        </text:list-item>
        <text:list-item>
          <text:p text:style-name="P7">L’utilisateur valide</text:p>
        </text:list-item>
        <text:list-item>
          <text:p text:style-name="P7">Le système vérifie que les nouvelles données sont conformes aux restrictions du formulaire (impératifs lié au mot de passe, formatage de l’adresse mail et physique, informations bancaires valides par exemple)</text:p>
        </text:list-item>
        <text:list-item>
          <text:p text:style-name="P7">Le système affiche un message de confirmation à l’utilisateur</text:p>
        </text:list-item>
      </text:list>
      <text:p text:style-name="P2"/>
      <text:p text:style-name="P2">Scénario <text:span text:style-name="T1">alternatif :</text:span></text:p>
      <text:p text:style-name="P9">2a. L’utilisateur ne modifie aucune information et quitte la page. Fin du scénario.</text:p>
      <text:p text:style-name="P2"/>
      <text:p text:style-name="P3">Scénario d’erreur :</text:p>
      <text:p text:style-name="P10"><text:span text:style-name="T2">4a. Les informations ne sont pas conformes, le système affiche un message d’erreur. Retour à l’étape 1.</text:span></text:p>
      <text:p text:style-name="P5"/>
      <text:p text:style-name="P2">Fin :</text:p>
      <text:p text:style-name="P11">Scénario nominal : <text:span text:style-name="T2">L’utilisateur quitte la page après la confirmation par le système que les informations ont été modifiées et enregistrées.</text:span></text:p>
      <text:p text:style-name="P12">S<text:span text:style-name="T2">cénario alternatif : <text:s/>L’utilisateur ne modifie aucune information et quitte la page</text:span></text:p>
      <text:p text:style-name="P4"/>
      <text:p text:style-name="P6">Post-conditions : Les informations modifiées ont bien été enregistrées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20M33S</meta:editing-duration>
    <meta:editing-cycles>8</meta:editing-cycles>
    <meta:generator>LibreOffice/6.3.1.2$Windows_X86_64 LibreOffice_project/b79626edf0065ac373bd1df5c28bd630b4424273</meta:generator>
    <dc:date>2020-06-02T20:27:31.637000000</dc:date>
    <meta:document-statistic meta:table-count="0" meta:image-count="0" meta:object-count="0" meta:page-count="1" meta:paragraph-count="22" meta:word-count="202" meta:character-count="1357" meta:non-whitespace-character-count="1181"/>
  </office:meta>
</office:document-meta>
</file>